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B000001D2C828AF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outline1">
      <style:graphic-properties fo:min-height="14.004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outline1">
      <style:graphic-properties fo:min-height="15.354cm"/>
    </style:style>
    <style:style style:name="pr10" style:family="presentation" style:parent-style-name="Default-outline1">
      <style:graphic-properties fo:min-height="14.775cm"/>
    </style:style>
    <style:style style:name="pr11" style:family="presentation" style:parent-style-name="Default-outline1">
      <style:graphic-properties fo:min-height="14.96cm"/>
    </style:style>
    <style:style style:name="pr12" style:family="presentation" style:parent-style-name="Default-title">
      <style:graphic-properties fo:min-height="1.479cm"/>
    </style:style>
    <style:style style:name="pr13" style:family="presentation" style:parent-style-name="Default-outline1">
      <style:graphic-properties fo:min-height="12.94cm"/>
    </style:style>
    <style:style style:name="pr14" style:family="presentation" style:parent-style-name="Default-outline1">
      <style:graphic-properties draw:auto-grow-height="true" fo:min-height="15.5cm"/>
    </style:style>
    <style:style style:name="pr15" style:family="presentation" style:parent-style-name="Default-outline1">
      <style:graphic-properties fo:min-height="15.5cm"/>
    </style:style>
    <style:style style:name="pr16" style:family="presentation" style:parent-style-name="Default-outline1">
      <style:graphic-properties draw:auto-grow-height="true" fo:min-height="15.497cm"/>
    </style:style>
    <style:style style:name="pr17" style:family="presentation" style:parent-style-name="Default-outline1">
      <style:graphic-properties draw:auto-grow-height="true" fo:min-height="16.569cm"/>
    </style:style>
    <style:style style:name="pr18" style:family="presentation" style:parent-style-name="Default-title">
      <style:graphic-properties fo:min-height="3cm"/>
    </style:style>
    <style:style style:name="pr19" style:family="presentation" style:parent-style-name="Default-subtitle">
      <style:graphic-properties draw:fill-color="#ffffff" draw:auto-grow-height="true" fo:min-height="18.99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1cm"/>
    </style:style>
    <style:style style:name="ro3" style:family="table-row">
      <style:table-row-properties style:row-height="3.1cm"/>
    </style:style>
    <style:style style:name="ro4" style:family="table-row">
      <style:table-row-properties style:row-height="0.979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1.2999992370605pt"/>
    </style:style>
    <style:style style:name="P5" style:family="paragraph">
      <loext:graphic-properties draw:fill-color="#ffffff"/>
    </style:style>
    <style:style style:name="P6" style:family="paragraph">
      <style:text-properties style:font-name="Andale Mono3" fo:font-size="2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outline="false" style:text-line-through-style="none" style:text-line-through-type="none" style:font-name="Andale Mono2" fo:font-size="22pt" fo:font-style="normal" fo:text-shadow="none" style:text-underline-style="none" fo:font-weight="normal" style:letter-kerning="true" style:font-name-asian="Menlo-Regular" style:font-size-asian="22pt" style:font-style-asian="normal" style:font-weight-asian="normal" style:font-name-complex="Menlo-Regular" style:font-size-complex="22pt" style:font-style-complex="normal" style:font-weight-complex="normal" style:text-emphasize="none" style:font-relief="none"/>
    </style:style>
    <style:style style:name="T7" style:family="text">
      <style:text-properties style:font-name="Andale Mono2" fo:font-size="24pt" style:font-size-asian="24pt" style:font-size-complex="24pt"/>
    </style:style>
    <style:style style:name="T8" style:family="text">
      <style:text-properties style:font-name="Andale Mono3" fo:font-size="24pt" style:font-size-asian="28pt" style:font-size-complex="28pt"/>
    </style:style>
    <style:style style:name="T9" style:family="text">
      <style:text-properties style:font-name="Andale Mono3" fo:font-size="22pt" style:font-size-asian="28pt" style:font-size-complex="28pt"/>
    </style:style>
    <style:style style:name="T10" style:family="text">
      <style:text-properties style:font-name="Andale Mono3" fo:font-size="22pt" style:font-size-asian="32pt" style:font-size-complex="32pt"/>
    </style:style>
    <style:style style:name="T11" style:family="text">
      <style:text-properties style:font-name="Andale Mono3" fo:font-size="22pt" fo:font-style="italic" fo:font-weight="bold" style:font-size-asian="32pt" style:font-size-complex="32pt"/>
    </style:style>
    <style:style style:name="T12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cm" svg:x="1.4cm" svg:y="0.5cm" presentation:class="title">
          <draw:text-box>
            <text:p text:style-name="P1">Virtualisation with KVM</text:p>
          </draw:text-box>
        </draw:frame>
        <draw:frame presentation:style-name="pr2" draw:text-style-name="P2" draw:layer="layout" svg:width="25.199cm" svg:height="12.179cm" svg:x="1.4cm" svg:y="4cm" presentation:class="subtitle" presentation:user-transformed="true">
          <draw:text-box>
            <text:p text:style-name="P1"><text:span text:style-name="T1">Or “What I did with my weekend”</text:span></text:p>
            <text:p text:style-name="P1"><text:span text:style-name="T1"/></text:p>
            <text:p text:style-name="P1"><text:span text:style-name="T2">Chris Wilson</text:span></text:p>
            <text:p text:style-name="P1"><text:span text:style-name="T2">Presented at AfNOG 2015</text:span></text:p>
            <text:p text:style-name="P1"><text:span text:style-name="T1"/></text:p>
            <text:p text:style-name="P1"><text:span text:style-name="T1">Download this presentation at:</text:span></text:p>
            <text:p text:style-name="P1"><text:span text:style-name="T1">http://www.ws.afnog.org/afnog2015/sse/virtualiz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at is KVM?</text:p>
          </draw:text-box>
        </draw:frame>
        <draw:frame draw:name="Text Placeholder 2" presentation:style-name="pr5" draw:layer="layout" svg:width="25.199cm" svg:height="14.004cm" svg:x="1.4cm" svg:y="4cm" presentation:class="outline" presentation:user-transformed="true">
          <draw:text-box>
            <text:list text:style-name="L2">
              <text:list-item>
                <text:p>Kernel-based Virtual Machine</text:p>
              </text:list-item>
              <text:list-item>
                <text:p>Built into recent Linux versions</text:p>
                <text:list>
                  <text:list-item>
                    <text:p>Red Hat, CentOS, Ubuntu</text:p>
                  </text:list-item>
                </text:list>
              </text:list-item>
              <text:list-item>
                <text:p>Full virtualisation (supports almost any OS)</text:p>
              </text:list-item>
              <text:list-item>
                <text:p>Management tools:</text:p>
                <text:list>
                  <text:list-item>
                    <text:p>libvirt (command-line)</text:p>
                  </text:list-item>
                  <text:list-item>
                    <text:p>virt-manager (GUI)</text:p>
                  </text:list-item>
                </text:list>
              </text:list-item>
              <text:list-item>
                <text:p>Fast!</text:p>
              </text:list-item>
              <text:list-item>
                <text:p>No bare-metal hypervisor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How does KVM compare?</text:p>
          </draw:text-box>
        </draw:frame>
        <draw:frame draw:style-name="standard" draw:layer="layout" svg:width="25.197cm" svg:height="14.245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VMware ESX</text:p>
              </table:table-cell>
              <table:table-cell>
                <text:p>Xen</text:p>
              </table:table-cell>
              <table:table-cell>
                <text:p>KVM</text:p>
              </table:table-cell>
              <table:table-cell>
                <text:p>VirtualBox</text:p>
              </table:table-cell>
            </table:table-row>
            <table:table-row table:style-name="ro1" table:default-cell-style-name="ce1">
              <table:table-cell>
                <text:p>Vendor</text:p>
              </table:table-cell>
              <table:table-cell>
                <text:p>VMware</text:p>
              </table:table-cell>
              <table:table-cell>
                <text:p>Citrix</text:p>
              </table:table-cell>
              <table:table-cell>
                <text:p>Red Hat</text:p>
              </table:table-cell>
              <table:table-cell>
                <text:p>Oracle</text:p>
              </table:table-cell>
            </table:table-row>
            <table:table-row table:style-name="ro1" table:default-cell-style-name="ce1">
              <table:table-cell>
                <text:p>Target market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Desktop</text:p>
              </table:table-cell>
            </table:table-row>
            <table:table-row table:style-name="ro1" table:default-cell-style-name="ce1">
              <table:table-cell>
                <text:p>Bare metal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Full vi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Optional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aravirt driver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Runs on</text:p>
              </table:table-cell>
              <table:table-cell>
                <text:p>Bare metal (built-in RHEL)</text:p>
              </table:table-cell>
              <table:table-cell>
                <text:p>Linux, NetBSD, Solaris in dom0</text:p>
              </table:table-cell>
              <table:table-cell>
                <text:p>Most Linux distributions</text:p>
              </table:table-cell>
              <table:table-cell>
                <text:p>Some Linux distributions, Windows, OSX</text:p>
              </table:table-cell>
            </table:table-row>
            <table:table-row table:style-name="ro1" table:default-cell-style-name="ce1">
              <table:table-cell>
                <text:p>PCI pass thru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1">
              <table:table-cell>
                <text:p>Guest storage</text:p>
              </table:table-cell>
              <table:table-cell>
                <text:p>IDE, SCSI, USB, FC, LVM, iSCSI, NFS, filesystems</text:p>
              </table:table-cell>
              <table:table-cell>
                <text:p>IDE, SCSI, USB, FC, LVM, iSCSI, filesystems</text:p>
              </table:table-cell>
              <table:table-cell>
                <text:p>IDE, SCSI, USB, FC, LVM, iSCSI, filesystems</text:p>
              </table:table-cell>
              <table:table-cell>
                <text:p>iSCSI, filesystems</text:p>
              </table:table-cell>
            </table:table-row>
            <table:table-row table:style-name="ro1" table:default-cell-style-name="ce1">
              <table:table-cell>
                <text:p>libvirt suppo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4" table:default-cell-style-name="ce1">
              <table:table-cell>
                <text:p>Price</text:p>
              </table:table-cell>
              <table:table-cell>
                <text:p>Free (ESXi)</text:p>
              </table:table-cell>
              <table:table-cell>
                <text:p>Free (Debian)</text:p>
              </table:table-cell>
              <table:table-cell>
                <text:p>Free (CentOS)</text:p>
              </table:table-cell>
              <table:table-cell>
                <text:p>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y KVM?</text:p>
          </draw:text-box>
        </draw:frame>
        <draw:frame draw:name="Text Placeholder 2" presentation:style-name="pr8" draw:layer="layout" svg:width="25.199cm" svg:height="14.453cm" svg:x="1.4cm" svg:y="4cm" presentation:class="outline" presentation:user-transformed="true">
          <draw:text-box>
            <text:list text:style-name="L2">
              <text:list-item>
                <text:p>Advantages of KVM:</text:p>
                <text:list>
                  <text:list-item>
                    <text:p>Officially supported on RHEL, CentOS, Fedora, Debian and Ubuntu</text:p>
                  </text:list-item>
                  <text:list-item>
                    <text:p>Lightweight and efficient</text:p>
                  </text:list-item>
                  <text:list-item>
                    <text:p>Supported by libvirt</text:p>
                  </text:list-item>
                  <text:list-item>
                    <text:p>Close integration with Linux, automated installation</text:p>
                  </text:list-item>
                </text:list>
              </text:list-item>
              <text:list-item>
                <text:p>Disadvantages of KVM:</text:p>
                <text:list>
                  <text:list-item>
                    <text:p>Relatively new, fewer guest OS paravirtual drivers</text:p>
                  </text:list-item>
                  <text:list-item>
                    <text:p>Only runs on Linux hosts (+experimental FreeBSD)</text:p>
                  </text:list-item>
                  <text:list-item>
                    <text:p>GUI tools are less well develope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storage</text:p>
          </draw:text-box>
        </draw:frame>
        <draw:frame draw:name="Text Placeholder 2" presentation:style-name="pr9" draw:layer="layout" svg:width="25.199cm" svg:height="15.354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Disk image files</text:p>
                <text:list>
                  <text:list-item>
                    <text:p>virt-install options:</text:p>
                    <text:list>
                      <text:list-item>
                        <text:p>Disk image files: <text:span text:style-name="T3">--disk path=&lt;image-file&gt;</text:span></text:p>
                      </text:list-item>
                      <text:list-item>
                        <text:p>CD-ROM ISO images: <text:span text:style-name="T3">--cdrom &lt;image-file&gt;</text:span></text:p>
                      </text:list-item>
                    </text:list>
                  </text:list-item>
                  <text:list-item>
                    <text:p>formats: vvfat vpc vmdk vdi sheepdog rbd raw host_cdrom host_floppy host_device file qed qcow2 qcow parallels nbd dmg tftp ftps ftp https http cow cloop</text:p>
                  </text:list-item>
                </text:list>
              </text:list-item>
              <text:list-item>
                <text:p>Partitions (raw)</text:p>
                <text:list>
                  <text:list-item>
                    <text:p>Use LVM for flexibility!</text:p>
                  </text:list-item>
                </text:list>
              </text:list-item>
              <text:list-item>
                <text:p>Host physical devic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networking</text:p>
          </draw:text-box>
        </draw:frame>
        <draw:frame draw:name="Text Placeholder 2" presentation:style-name="pr10" draw:layer="layout" svg:width="25.199cm" svg:height="14.775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Automatic mode</text:p>
                <text:list>
                  <text:list-item>
                    <text:p>If there is a bridge device in the host with a physical interface enslaved, that will be used for connectivity.</text:p>
                  </text:list-item>
                </text:list>
              </text:list-item>
              <text:list-item>
                <text:p>Bridged networking</text:p>
                <text:list>
                  <text:list-item>
                    <text:p>virt-install option: <text:span text:style-name="T3">--network=bridge=&lt;device&gt;</text:span></text:p>
                  </text:list-item>
                  <text:list-item>
                    <text:p>Note: <text:span text:style-name="T4">device</text:span> must be a Linux bridge device, e.g. <text:span text:style-name="T4">br0</text:span></text:p>
                  </text:list-item>
                  <text:list-item>
                    <text:p><text:span text:style-name="T5">Generally does not work on wireless interfaces!</text:span></text:p>
                  </text:list-item>
                </text:list>
              </text:list-item>
              <text:list-item>
                <text:p><text:s/>NAT networking</text:p>
                <text:list>
                  <text:list-item>
                    <text:p>virt-install option: <text:span text:style-name="T3">--network=network=de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Installing the Guest OS (demo)</text:p>
          </draw:text-box>
        </draw:frame>
        <draw:frame draw:name="Text Placeholder 2" presentation:style-name="pr11" draw:layer="layout" svg:width="25.199cm" svg:height="14.96cm" svg:x="1.4cm" svg:y="4cm" presentation:class="outline" presentation:user-transformed="true">
          <draw:text-box>
            <text:list text:style-name="L2">
              <text:list-item>
                <text:p><text:span text:style-name="T3">sudo virt-install --connect qemu:///system \</text:span></text:p>
              </text:list-item>
            </text:list>
            <text:p><text:span text:style-name="T3"><text:s text:c="4"/></text:span><text:span text:style-name="T3">--virt-type kvm --name Ubuntu-Demo \</text:span></text:p>
            <text:p><text:span text:style-name="T3"><text:s text:c="4"/></text:span><text:span text:style-name="T3">--os-variant=ubuntutrusty --ram 1024 --vcpus 1 \</text:span></text:p>
            <text:p><text:span text:style-name="T3"><text:s text:c="4"/></text:span><text:span text:style-name="T3">--disk path=Ubuntu-Demo.img,size=20 \</text:span></text:p>
            <text:p><text:span text:style-name="T3"><text:s text:c="4"/></text:span><text:span text:style-name="T3">--cdrom </text:span><text:span text:style-name="T6">ubuntu-14.04.2-server-amd64.iso</text:span><text:span text:style-name="T3"> \</text:span></text:p>
            <text:p><text:span text:style-name="T3"><text:s text:c="4"/></text:span><text:span text:style-name="T3">--network=bridge=br0 \</text:span></text:p>
            <text:p><text:span text:style-name="T3"><text:s text:c="4"/></text:span><text:span text:style-name="T3">--graphics type=vnc,listen=0.0.0.0</text:span></text:p>
            <text:list text:continue-numbering="true" text:style-name="L2">
              <text:list-item>
                <text:p>Note: br0 is specific to our setup</text:p>
                <text:list>
                  <text:list-item>
                    <text:p>You may want to omit the –<text:span text:style-name="T3">network</text:span> option</text:p>
                  </text:list-item>
                </text:list>
              </text:list-item>
              <text:list-item>
                <text:p>Connect to &lt;host&gt;:0 with VNC to drive the install</text:p>
              </text:list-item>
              <text:list-item>
                <text:p>Live demo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1cm" presentation:class="title" presentation:user-transformed="true">
          <draw:text-box>
            <text:p>Deleting a virtual machine (guest)</text:p>
          </draw:text-box>
        </draw:frame>
        <draw:frame draw:name="Text Placeholder 2" presentation:style-name="pr13" draw:layer="layout" svg:width="25.199cm" svg:height="12.94cm" svg:x="1.4cm" svg:y="4cm" presentation:class="outline" presentation:user-transformed="true">
          <draw:text-box>
            <text:list text:style-name="L2">
              <text:list-item>
                <text:p>If you make a mistake with <text:span text:style-name="T4">virt-install</text:span></text:p>
              </text:list-item>
              <text:list-item>
                <text:p><text:span text:style-name="T7">virsh destroy Ubuntu-Demo</text:span></text:p>
                <text:list>
                  <text:list-item>
                    <text:p>stops the guest VM with a hard virtual power-off</text:p>
                  </text:list-item>
                </text:list>
              </text:list-item>
              <text:list-item>
                <text:p><text:span text:style-name="T7">virsh undefine Ubuntu-Demo</text:span></text:p>
                <text:list>
                  <text:list-item>
                    <text:p>deletes the guest VM XML file from <text:span text:style-name="T4">/etc/libvirt/qemu</text:span></text:p>
                  </text:list-item>
                  <text:list-item>
                    <text:p><text:span text:style-name="T5">cannot start or stop the guest VM any more</text:span></text:p>
                  </text:list-item>
                </text:list>
              </text:list-item>
              <text:list-item>
                <text:p><text:span text:style-name="T7">rm Ubuntu-Demo.img</text:span></text:p>
                <text:list>
                  <text:list-item>
                    <text:p>deletes the disk image file (~ 20GB in this case)</text:p>
                  </text:list-item>
                </text:list>
              </text:list-item>
              <text:list-item>
                <text:p>Then you can run <text:span text:style-name="T4">virt-install</text:span> to create it again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cm" presentation:class="title" presentation:user-transformed="true">
          <draw:text-box>
            <text:p>After OS installation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The installer will eject the virtual CD-ROM</text:p>
                <text:list>
                  <text:list-item>
                    <text:p>libvirt detaches the CD-ROM disk image</text:p>
                  </text:list-item>
                  <text:list-item>
                    <text:p>after reboot there will be no CD-ROM in virtual drive</text:p>
                  </text:list-item>
                  <text:list-item>
                    <text:p>as shown with <text:span text:style-name="T3">virsh domblklist Ubuntu-Demo</text:span></text:p>
                  </text:list-item>
                </text:list>
              </text:list-item>
              <text:list-item>
                <text:p>The installer will reboot the virtual machine<text:tab/></text:p>
              </text:list-item>
              <text:list-item>
                <text:p>But it won't come back up – why?</text:p>
                <text:list>
                  <text:list-item>
                    <text:p>Look at <text:span text:style-name="T3">virsh list --all</text:span></text:p>
                  </text:list-item>
                  <text:list-item>
                    <text:p>Need to start it manually</text:p>
                  </text:list-item>
                  <text:list-item>
                    <text:p>Configure to autostart with<text:line-break/><text:span text:style-name="T3">virsh autostart Ubuntu-Demo</text:span> 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Gold Image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Shut down the gold system cleanly</text:p>
                <text:list>
                  <text:list-item>
                    <text:p><text:span text:style-name="T8">shutdown -p now </text:span>or<text:span text:style-name="T8"> poweroff</text:span></text:p>
                  </text:list-item>
                </text:list>
              </text:list-item>
              <text:list-item>
                <text:p>Check that it's not running</text:p>
                <text:list>
                  <text:list-item>
                    <text:p><text:span text:style-name="T9">virsh list –all</text:span></text:p>
                  </text:list-item>
                </text:list>
              </text:list-item>
              <text:list-item>
                <text:p>Copy the image file (why?)</text:p>
                <text:list>
                  <text:list-item>
                    <text:p><text:span text:style-name="T9">sudo cp Ubuntu-Demo.img Ubuntu-Demo-Gold.im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clone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hostname=pc$pc</text:span></text:p>
              </text:list-item>
              <text:list-item>
                <text:p><text:span text:style-name="T10">macaddr=`echo $hostname | md5sum | sed -e \</text:span><text:span text:style-name="T10"><text:line-break/></text:span><text:span text:style-name="T10">'s/^\(..\)\(..\)\(..\)\(..\).*/52:54:\1:\2:\3:\4/'`</text:span></text:p>
              </text:list-item>
              <text:list-item>
                <text:p><text:span text:style-name="T10">image=/data/vm/$hostname.img</text:span></text:p>
                <text:list>
                  <text:list-item>
                    <text:p><text:span text:style-name="T10">sudo qemu-img create -f qcow2 -o backing_file=Ubuntu-Demo-Gold.img $image</text:span></text:p>
                  </text:list-item>
                </text:list>
              </text:list-item>
              <text:list-item>
                <text:p><text:span text:style-name="T10">virt-install --connect qemu:///system \</text:span><text:span text:style-name="T10"><text:line-break/></text:span><text:span text:style-name="T10"> <text:s text:c="3"/>--virt-type kvm --name $hostname \</text:span><text:span text:style-name="T10"><text:line-break/></text:span><text:span text:style-name="T10"> <text:s text:c="3"/>--os-variant=ubuntutrusty --ram 512 --vcpus 1 \</text:span><text:span text:style-name="T10"><text:line-break/></text:span><text:span text:style-name="T10"> <text:s text:c="3"/>--disk path=</text:span><text:span text:style-name="T11">$image,format=qcow2</text:span><text:span text:style-name="T10"> \</text:span><text:span text:style-name="T10"><text:line-break/></text:span><text:span text:style-name="T10"> <text:s text:c="3"/>--network=bridge=br219,mac=$macaddr \</text:span><text:span text:style-name="T10"><text:line-break/></text:span><text:span text:style-name="T10"> <text:s text:c="3"/>--graphics type=vnc,listen=0.0.0.0 </text:span><text:span text:style-name="T11">--import</text:span></text:p>
              </text:list-item>
              <text:list-item>
                <text:p>Live demo!</text:p>
                <text:list>
                  <text:list-item>
                    <text:p>What would I have to change, to create another one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More clones!</text:p>
          </draw:text-box>
        </draw:frame>
        <draw:frame presentation:style-name="pr15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for pc in {1..32}; do</text:span></text:p>
              </text:list-item>
              <text:list-item>
                <text:p><text:span text:style-name="T10"><text:s text:c="4"/></text:span><text:span text:style-name="T10">hostname=pc$pc</text:span></text:p>
              </text:list-item>
              <text:list-item>
                <text:p><text:span text:style-name="T10"><text:s text:c="4"/></text:span><text:span text:style-name="T10">macaddr=`echo $hostname | md5sum | sed -e 's/^\(..\)\(..\)\(..\)\(..\).*/52:54:\1:\2:\3:\4/'`</text:span></text:p>
              </text:list-item>
              <text:list-item>
                <text:p><text:span text:style-name="T10"><text:s text:c="4"/></text:span><text:span text:style-name="T10">image=/data/vm/$hostname.img</text:span></text:p>
              </text:list-item>
              <text:list-item>
                <text:p><text:span text:style-name="T10"><text:s text:c="4"/></text:span><text:span text:style-name="T10">sudo qemu-img create -f qcow2 \</text:span><text:span text:style-name="T10"><text:line-break/></text:span><text:span text:style-name="T10"> <text:s text:c="7"/>-o backing_file=FreeBSD-SSE-Gold.img $image</text:span></text:p>
              </text:list-item>
              <text:list-item>
                <text:p><text:span text:style-name="T10"><text:s text:c="4"/></text:span><text:span text:style-name="T10">virt-install --connect qemu:///system \</text:span><text:span text:style-name="T10"><text:line-break/></text:span><text:span text:style-name="T10"> <text:s text:c="7"/>--virt-type kvm --name $hostname \</text:span><text:span text:style-name="T10"><text:line-break/></text:span><text:span text:style-name="T10"> <text:s text:c="7"/>--os-variant=freebsd8 --ram 512 --vcpus 1 \</text:span><text:span text:style-name="T10"><text:line-break/></text:span><text:span text:style-name="T10"> <text:s text:c="7"/>--disk path=$image,format=qcow2 \</text:span><text:span text:style-name="T10"><text:line-break/></text:span><text:span text:style-name="T10"> <text:s text:c="7"/>--network=bridge=br219,mac=$macaddr \</text:span><text:span text:style-name="T10"><text:line-break/></text:span><text:span text:style-name="T10"> <text:s text:c="7"/>--graphics type=vnc,listen=0.0.0.0 --import</text:span></text:p>
              </text:list-item>
              <text:list-item>
                <text:p><text:span text:style-name="T10">don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Questions</text:p>
          </draw:text-box>
        </draw:frame>
        <draw:frame presentation:style-name="pr16" draw:layer="layout" svg:width="25.199cm" svg:height="15.497cm" svg:x="1.4cm" svg:y="4cm" presentation:class="outline" presentation:user-transformed="true">
          <draw:text-box>
            <text:list text:style-name="L2">
              <text:list-item>
                <text:p>How big are the disk images?</text:p>
                <text:list>
                  <text:list-item>
                    <text:p>How big could they become?</text:p>
                  </text:list-item>
                </text:list>
              </text:list-item>
              <text:list-item>
                <text:p>What hostname do the machines have?</text:p>
                <text:list>
                  <text:list-item>
                    <text:p>How would you set it automatically?</text:p>
                  </text:list-item>
                  <text:list-item>
                    <text:p>Use DHCP, set <text:span text:style-name="T9">hostname=””</text:span> in <text:span text:style-name="T12">/etc/rc.conf</text:span></text:p>
                  </text:list-item>
                </text:list>
              </text:list-item>
              <text:list-item>
                <text:p>How can you manage them in bulk?</text:p>
                <text:list>
                  <text:list-item>
                    <text:p>How do you deal with OS updates?</text:p>
                  </text:list-item>
                </text:list>
              </text:list-item>
              <text:list-item>
                <text:p>What is the system clock set to?</text:p>
              </text:list-item>
              <text:list-item>
                <text:p>What happens to system logs?</text:p>
              </text:list-item>
              <text:list-item>
                <text:p>What are the SSH keys of these systems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Using DHCP for fixed IP addresses</text:p>
          </draw:text-box>
        </draw:frame>
        <draw:frame presentation:style-name="pr17" draw:text-style-name="P9" draw:layer="layout" svg:width="25.199cm" svg:height="16.569cm" svg:x="1.4cm" svg:y="4cm" presentation:class="outline" presentation:user-transformed="true">
          <draw:text-box>
            <text:list text:style-name="L2">
              <text:list-item>
                <text:p text:style-name="P8"><text:span text:style-name="T3">for i in {17..32}; do</text:span></text:p>
              </text:list-item>
              <text:list-item>
                <text:p text:style-name="P8"><text:span text:style-name="T3">hostname=$1</text:span></text:p>
              </text:list-item>
              <text:list-item>
                <text:p text:style-name="P8"><text:span text:style-name="T3">ipaddr=$2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if [ -z "$ipaddr" ]; then</text:span></text:p>
              </text:list-item>
              <text:list-item>
                <text:p text:style-name="P8"><text:span text:style-name="T3">echo "Usage: $0 &lt;hostname&gt; &lt;ip-address&gt;" &gt;&amp;2</text:span></text:p>
              </text:list-item>
              <text:list-item>
                <text:p text:style-name="P8"><text:span text:style-name="T3">exit 2</text:span></text:p>
              </text:list-item>
              <text:list-item>
                <text:p text:style-name="P8"><text:span text:style-name="T3">fi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macaddr=`echo $hostname | md5sum | sed -e 's/^\(..\)\(..\)\(..\)\(..\).*/52:54:\1:\2:\3:\4/'`</text:span></text:p>
              </text:list-item>
              <text:list-item>
                <text:p text:style-name="P8"><text:span text:style-name="T3">cat &lt;&lt;EOF</text:span></text:p>
              </text:list-item>
              <text:list-item>
                <text:p text:style-name="P8"><text:span text:style-name="T3">host $hostname {</text:span></text:p>
              </text:list-item>
              <text:list-item>
                <text:p text:style-name="P8"><text:span text:style-name="T3">hardware ethernet $macaddr;</text:span></text:p>
              </text:list-item>
              <text:list-item>
                <text:p text:style-name="P8"><text:span text:style-name="T3">fixed-address $ipaddr;</text:span></text:p>
              </text:list-item>
              <text:list-item>
                <text:p text:style-name="P8"><text:span text:style-name="T3">}</text:span></text:p>
              </text:list-item>
              <text:list-item>
                <text:p text:style-name="P8"><text:span text:style-name="T3">EOF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exit 0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8" draw:layer="layout" svg:width="25.199cm" svg:height="3cm" svg:x="1.4cm" svg:y="0.5cm" presentation:class="title">
          <draw:text-box>
            <text:p>FIN</text:p>
          </draw:text-box>
        </draw:frame>
        <draw:frame presentation:style-name="pr19" draw:text-style-name="P5" draw:layer="layout" svg:width="25.199cm" svg:height="18.999cm" svg:x="1.4cm" svg:y="0.5cm" presentation:class="subtitle">
          <draw:text-box>
            <text:p>Any questions?</text:p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6" draw:layer="backgroundobjects" svg:width="25.199cm" svg:height="3cm" svg:x="1.4cm" svg:y="0.5cm" presentation:class="title">
        <draw:text-box>
          <text:p text:style-name="MP5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2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11cm" svg:height="0.579cm" svg:x="8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925cm" svg:height="0.579cm" svg:x="20.075cm" svg:y="20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9" draw:layer="backgroundobjects" svg:x1="1.5cm" svg:y1="3.5cm" svg:x2="26.5cm" svg:y2="3.5cm">
        <text:p/>
      </draw:line>
      <draw:frame draw:style-name="Mgr4" draw:text-style-name="MP10" draw:layer="backgroundobjects" svg:width="2.5cm" svg:height="2.04cm" svg:x="25cm" svg:y="18.46cm">
        <draw:image xlink:href="Pictures/100000000000023B000001D2C828AF3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MacOSX_X86_64 LibreOffice_project/88805f81e9fe61362df02b9941de8e38a9b5fd16</meta:generator>
    <meta:initial-creator>Chris Wilson</meta:initial-creator>
    <meta:creation-date>2009-05-09T14:59:55</meta:creation-date>
    <dc:date>2015-05-27T16:46:38.250205000</dc:date>
    <meta:editing-cycles>587</meta:editing-cycles>
    <meta:editing-duration>P11DT12M48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